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end" style:justify-single-word="false"/>
    </style:style>
    <style:style style:name="P6" style:family="paragraph" style:parent-style-name="Text_20_body">
      <style:paragraph-properties fo:margin-left="1.251cm" fo:margin-right="0cm" fo:text-indent="0cm" style:auto-text-indent="fals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Heading_20_2">
      <style:text-properties fo:font-weight="normal" style:font-weight-asian="normal" style:font-weight-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list-style-name="L2">
      <style:paragraph-properties fo:text-align="justify" style:justify-single-word="false"/>
      <style:text-properties fo:font-weight="normal" style:font-weight-asian="normal" style:font-weight-complex="normal"/>
    </style:style>
    <style:style style:name="P18" style:family="paragraph" style:parent-style-name="Text_20_body" style:list-style-name="L3">
      <style:paragraph-properties fo:text-align="justify" style:justify-single-word="false"/>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8">
      <style:text-properties fo:font-weight="normal" style:font-weight-asian="normal" style:font-weight-complex="normal"/>
    </style:style>
    <style:style style:name="P22" style:family="paragraph" style:parent-style-name="Text_20_body" style:list-style-name="L9">
      <style:text-properties fo:font-weight="normal" style:font-weight-asian="normal" style:font-weight-complex="normal"/>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7"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8"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9" style:family="paragraph" style:parent-style-name="Text_20_body" style:list-style-name="L4">
      <style:paragraph-properties fo:margin-left="1.251cm" fo:margin-right="0cm" fo:text-align="start" style:justify-single-word="false" fo:text-indent="0cm" style:auto-text-indent="false"/>
    </style:style>
    <style:style style:name="P30" style:family="paragraph" style:parent-style-name="Text_20_body" style:list-style-name="L5">
      <style:paragraph-properties fo:margin-left="1.251cm" fo:margin-right="0cm" fo:text-indent="0cm" style:auto-text-indent="false"/>
    </style:style>
    <style:style style:name="P31"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2" style:family="paragraph" style:parent-style-name="Text_20_body" style:list-style-name="L5">
      <style:paragraph-properties fo:margin-left="1.251cm" fo:margin-right="0cm" fo:margin-top="0cm" fo:margin-bottom="0cm" fo:text-indent="0cm" style:auto-text-indent="false"/>
    </style:style>
    <style:style style:name="P33" style:family="paragraph" style:parent-style-name="Text_20_body">
      <style:paragraph-properties fo:text-align="justify" style:justify-single-word="false" fo:break-before="pag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font-style-asian="normal"/>
    </style:style>
    <style:style style:name="T8" style:family="text">
      <style:text-properties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y Matti Aarnio, OH2MQK, Version 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2">1 <text:s/>APRX software Requirement Specification<text:tab/> <text:s/>2</text:p>
          <text:p text:style-name="P7">1.1 <text:s/>Purpose:<text:tab/> <text:s/>2</text:p>
          <text:p text:style-name="P7">1.2 <text:s/>Usage Environments:<text:tab/> <text:s/>2</text:p>
          <text:p text:style-name="P12">2 <text:s/>Treatment rules:<text:tab/> <text:s/>3</text:p>
          <text:p text:style-name="P7">2.1 <text:s/>Low-Level Transmission Rules:<text:tab/> <text:s/>4</text:p>
          <text:p text:style-name="P7">2.2 <text:s/>Low-Level Receiving Rules:<text:tab/> <text:s/>4</text:p>
          <text:p text:style-name="P7">2.3 <text:s/>Digipeater Rules:<text:tab/> <text:s/>5</text:p>
          <text:p text:style-name="P7">2.4 <text:s/>Additional Tx-IGate rules:<text:tab/> <text:s/>5</text:p>
        </text:index-body>
      </text:table-of-content>
      <text:p text:style-name="P4"/>
      <text:p text:style-name="P4"/>
      <text:h text:style-name="P9" text:outline-level="1">APRX software Requirement Specification</text:h>
      <text:p text:style-name="P2">This is <text:span text:style-name="T1">Requirement Specification</text:span><text:span text:style-name="T3"> for a software serving in Amateur Radio APRS service.</text:span></text:p>
      <text:p text:style-name="P2"><text:span text:style-name="T3">Reader is assumed to be proficient with used terminology, and they are not usually explained here.</text:span></text:p>
      <text:h text:style-name="P10" text:outline-level="2">Purpose:</text:h>
      <text:p text:style-name="P2">This describes algorithmic, IO-, and environmental requirements for a software doing any combination of following three tasks related to APRS service:</text:p>
      <text:list xml:id="list1675881204" text:style-name="L1">
        <text:list-item>
          <text:p text:style-name="P14">Listen on messages with a radio, and pass them to APRSIS network service</text:p>
        </text:list-item>
        <text:list-item>
          <text:p text:style-name="P14">Listen on messages with a radio, and selectively re-send them on radio</text:p>
        </text:list-item>
        <text:list-item>
          <text:p text:style-name="P14">Receive messages from APRSIS network, and after selective filtering, send some of them on radio</text:p>
        </text:list-item>
      </text:list>
      <text:h text:style-name="P10" text:outline-level="2">Usage Environments:</text:h>
      <text:p text:style-name="P2">The <text:s/><text:span text:style-name="T4">aprx</text:span><text:span text:style-name="T5"> <text:s/>software can be used in several kinds of environments to handle multiple tasks associated with local APRS network infrastructure tasks.</text:span></text:p>
      <text:list xml:id="list1478422214" text:style-name="L2">
        <text:list-item>
          <text:p text:style-name="P17">License-free Receive-Only (RX) IGate, to add more “ears” to hear packets, and to pipe them to APRSIS</text:p>
        </text:list-item>
        <text:list-item>
          <text:p text:style-name="P17">Licensed bidirectional IGate, selectively passing messages from radio channels to APRSIS, and from APRSIS to radio channels, but not repeating packets heard on a radio channel back to a radio channel.</text:p>
        </text:list-item>
        <text:list-item>
          <text:p text:style-name="P17">Licensed bidirectional IGate plus selectively re-sending of packets heard on radio channels <text:s/>back to radio channels</text:p>
        </text:list-item>
        <text:list-item>
          <text:p text:style-name="P17">Licensed system for selectively re-sending of packets heard on radio channels back to radio channels, and this without bidirectional IGate service.</text:p>
        </text:list-item>
        <text:list-item>
          <text:p text:style-name="P17">Licensed system for selectively re-sending of packets heard on radio channels back to radio channels, and doing with with “receive only” IGate, so passing information heard on radio channel to APRSIS, and not the other way at all.</text:p>
        </text:list-item>
      </text:list>
      <text:p text:style-name="P16"/>
      <text:p text:style-name="P1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we consider the complex ones:</text:p>
      <text:list xml:id="list345282958" text:style-name="L3">
        <text:list-item>
          <text:p text:style-name="P18">3 different frequencies + in use, traffic is being relayed in between them, and the APRSIS network.</text:p>
        </text:list-item>
        <text:list-item>
          <text:p text:style-name="P18">On each frequency there are multiple receivers, and one well placed transmitter.</text:p>
        </text:list-item>
      </text:list>
      <text:h text:style-name="P8" text:outline-level="1">Treatment rules:</text:h>
      <text:p text:style-name="P16">Generally: All receivers report what they hear straight to APRSIS, after small amount of filtering of junk messages, and things which explicitly state that they should not be sent to APRSIS.</text:p>
      <text:p text:style-name="P16">General rules for these receiving filters are described here:</text:p>
      <text:p text:style-name="P3"><text:a xlink:type="simple" xlink:href="http://www.aprs-is.net/IGateDetails.aspx"><text:span text:style-name="T5">http://www.aprs-is.net/IGateDetails.aspx</text:span></text:a></text:p>
      <text:p text:style-name="P26"/>
      <text:p text:style-name="P27">Gate all packets heard on RF to the Internet (Rx-IGate) EXCEPT</text:p>
      <text:list xml:id="list199685550" text:style-name="L4">
        <text:list-item>
          <text:p text:style-name="P31">3rd-party packets (data type '}' ).<text:line-break/>3rd-party packets should have all before and including the data type stripped and then the packet should be processed again starting with step 1 again. </text:p>
        </text:list-item>
        <text:list-item>
          <text:p text:style-name="P31">generic queries (data type '?' ). </text:p>
        </text:list-item>
        <text:list-item>
          <text:p text:style-name="P29">packets with TCPIP, TCPXX, NOGATE, or RFONLY in the header (last 2 are optional). </text:p>
        </text:list-item>
      </text:list>
      <text:p text:style-name="P16"/>
      <text:p text:style-name="P28">Gate message packets and associated posits to RF (Tx-IGate) if</text:p>
      <text:list xml:id="list1091890695" text:style-name="L5">
        <text:list-item>
          <text:p text:style-name="P32">the receiving station has been heard within range within a predefined time period (range defined as digi hops, distance, or both). </text:p>
        </text:list-item>
        <text:list-item>
          <text:p text:style-name="P32">the sending station has not been heard via RF within a predefined time period (packets gated from the Internet by other stations are excluded from this test). </text:p>
        </text:list-item>
        <text:list-item>
          <text:p text:style-name="P32">the sending station does not have TCPXX, NOGATE, or RFONLY in the header. </text:p>
        </text:list-item>
        <text:list-item>
          <text:p text:style-name="P30">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6">Gate all packets to RF based on criteria set by the sysop (such as call sign, object name, etc.).</text:p>
      <text:p text:style-name="P16"/>
      <text:p text:style-name="P16">With more advanced looking inside frames to be relayed, both the digipeater and Tx-IGate can use filtering rules, like “packet reports a position that is within my service area.”</text:p>
      <text:p text:style-name="P16"/>
      <text:p text:style-name="P33">From multiple receivers + single (or fewer) transmitter(s) follows, than when a more usual system does not hear what it sent out itself, this one will hear, and its receivers must have a way to ignore a frame it sent out itself a moment ago.</text:p>
      <text:p text:style-name="P16">Without explicit “ignore what I just sent” filtering, an APRS packet will get reported twice to APRSIS:</text:p>
      <text:p text:style-name="P16"><text:tab/> <text:s/>rx -&gt; igate-to-aprsis + digi -&gt; tx -&gt; rx -&gt; igate-to-aprsis + digi (dupe stops)</text:p>
      <text:p text:style-name="P16">Digipeating will use common packet duplication testing to sent similar frame out only once per given time interval (normally 30 seconds.)</text:p>
      <text:p text:style-name="P16"/>
      <text:h text:style-name="P11" text:outline-level="2">Low-Level Transmission Rules:</text:h>
      <text:p text:style-name="P1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563592301" text:style-name="L6">
        <text:list-item>
          <text:p text:style-name="P19">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19">A candidate packet is then subjected to a number of filters, and if approved for it, the packet will be put on duplicate packet detection database (one for each transmitter.)</text:p>
        </text:list-item>
        <text:list-item>
          <text:p text:style-name="P19">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15">Also, transmitters should be kept in limited leash: Transmission queue is less than N seconds ( &lt; 5 ? ), which needs some smart scheduling coding, when link from computer to <text:s/>TNC is considerably faster.</text:p>
      <text:p text:style-name="P15"/>
      <text:h text:style-name="P11" text:outline-level="2">Low-Level Receiving Rules:</text:h>
      <text:list xml:id="list929323950" text:style-name="L7">
        <text:list-item>
          <text:p text:style-name="P20">Received AX.25 packet is compared against “my freshly sent packets” storage, matched ones are dropped.</text:p>
        </text:list-item>
        <text:list-item>
          <text:p text:style-name="P20">Received packet is validated against AX.25 basic structure, invalid ones are dropped.</text:p>
        </text:list-item>
        <text:list-item>
          <text:p text:style-name="P20">Received packet is validated against Rx-IGate rules, invalid ones are dropped (like when a VIA-field contains invalid data.)</text:p>
        </text:list-item>
        <text:list-item>
          <text:p text:style-name="P23"><text:span text:style-name="T5">Packet may be rejected for Rx-IGate, but it may still be valid for digipeating!<text:line-break/>For example a 3</text:span><text:span text:style-name="T6">rd</text:span><text:span text:style-name="T5"> party frame is OK to digipeat, but not to Rx-IGate to APRSIS!</text:span></text:p>
        </text:list-item>
      </text:list>
      <text:p text:style-name="P15"/>
      <text:h text:style-name="P11" text:outline-level="2"><text:soft-page-break/>Digipeater Rules:</text:h>
      <text:p text:style-name="P15">Digipeater will do following:</text:p>
      <text:list xml:id="list624078173" text:style-name="L8">
        <text:list-item>
          <text:p text:style-name="P21">Count number of hops the message has so far done</text:p>
        </text:list-item>
        <text:list-item>
          <text:p text:style-name="P24"><text:span text:style-name="T5">Figure out the number of hops the message has been requested to do<text:line-break/></text:span><text:span text:style-name="T5">(e.g. <text:s/>“OH2XYZ-1&gt;APRS,OH2RDU*,OH2RDK*,WIDE7-5: ...” will report that there was request of 7 hops, so far 2 have been executed.)</text:span></text:p>
        </text:list-item>
        <text:list-item>
          <text:p text:style-name="P21">If either of previous ones are over configured limit, the packet is ignored.</text:p>
        </text:list-item>
        <text:list-item>
          <text:p text:style-name="P21">Multiple filters look inside the message, and can enforce a rule of “repeat only packets within my service area.”</text:p>
        </text:list-item>
        <text:list-item>
          <text:p text:style-name="P21">Xxxx ???</text:p>
        </text:list-item>
      </text:list>
      <text:p text:style-name="P15"/>
      <text:h text:style-name="P11" text:outline-level="2">Additional Tx-IGate rules:</text:h>
      <text:p text:style-name="P15">The Tx-IGate can have additional rules for control:</text:p>
      <text:list xml:id="list1396164794" text:style-name="L9">
        <text:list-item>
          <text:p text:style-name="P25">M<text:span text:style-name="T5">ultiple filters look inside the message, and can enforce a rule of “repeat only packets within my service area,” or to “limit passing message responses only to destinations within my service area”</text:span></text:p>
        </text:list-item>
        <text:list-item>
          <text:p text:style-name="P22">Xxxx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6T23:21:51</dc:date>
    <dc:creator>Matti KP20NG</dc:creator>
    <meta:editing-duration>PT02H24M44S</meta:editing-duration>
    <meta:editing-cycles>54</meta:editing-cycles>
    <meta:generator>OpenOffice.org/3.1$Unix OpenOffice.org_project/310m19$Build-9420</meta:generator>
    <meta:document-statistic meta:table-count="0" meta:image-count="0" meta:object-count="0" meta:page-count="5" meta:paragraph-count="70" meta:word-count="1226" meta:character-count="7384"/>
  </office:meta>
</office:document-meta>
</file>